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60000019A99D0AF0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63cm" svg:y="0.247cm" svg:width="3.26cm" svg:height="3.425cm" draw:z-index="0"><draw:image xlink:href="Pictures/10000000000001860000019A99D0AF09.jpg" xlink:type="simple" xlink:show="embed" xlink:actuate="onLoad"/><svg:title>&lt;alternative AODL text&gt;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251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rius Damalakas</meta:initial-creator>
    <meta:creation-date>2007-05-02T16:12:16</meta:creation-date>
    <dc:creator>Darius Damalakas</dc:creator>
    <dc:date>2009-03-02T13:32:51.37</dc:date>
    <meta:printed-by>Rytis Damalakas</meta:printed-by>
    <meta:print-date>2007-05-08T10:26:40</meta:print-date>
    <meta:editing-cycles>96</meta:editing-cycles>
    <meta:editing-duration>PT16H30M30S</meta:editing-duration>
    <meta:document-statistic meta:table-count="0" meta:image-count="1" meta:object-count="0" meta:page-count="1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